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159.96mm" svg:height="89.81mm" svg:x="91.27mm" svg:y="40.14mm">
            <loext:p draw:notify-on-update-of-ranges="'3'.B1:'3'.B73 '3'.C1:'3'.C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1.95" calcext:value-type="float">
            <text:p>1.95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 style:data-style-name="N2" text:time-value="15:03:29.572791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3:54.200899816</dc:date>
    <meta:editing-duration>PT1M41S</meta:editing-duration>
    <meta:editing-cycles>2</meta:editing-cycles>
    <meta:generator>LibreOffice/5.1.6.2$Linux_X86_64 LibreOffice_project/10m0$Build-2</meta:generator>
    <meta:document-statistic meta:table-count="1" meta:cell-count="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2cm" xlink:href=".." xlink:type="simple" chart:class="chart:line" chart:style-name="ch1">
        <chart:legend chart:legend-position="end" svg:x="13.145cm" svg:y="3.943cm" style:legend-expansion="high" chart:style-name="ch2"/>
        <chart:plot-area chart:style-name="ch3" table:cell-range-address="'3'.B1:'3'.C73" svg:x="0.319cm" svg:y="0.179cm" svg:width="12.507cm" svg:height="8.624cm">
          <chartooo:coordinate-region svg:x="0.94cm" svg:y="0.378cm" svg:width="11.746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1:'3'.B73" chart:class="chart:line">
            <chart:data-point chart:repeated="73"/>
          </chart:series>
          <chart:series chart:style-name="ch7" chart:values-cell-range-address="'3'.C1:'3'.C73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3'.B1:'3'.B73</svg:desc>
                </draw:g>
              </table:table-cell>
              <table:table-cell office:value-type="float" office:value="NaN">
                <text:p>NaN</text:p>
                <draw:g>
                  <svg:desc>'3'.C1:'3'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